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2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DEPENDENCE (28:1-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DEPENDENCE (28:1-5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Protect me! (28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Punish them! (28:4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28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DAVID'S DEPENDENCE (28:1-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DAVID'S DELIGHT (28:6-9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8 </dc:title>
    <meta:initial-creator>David STRICKLAND</meta:initial-creator>
    <dc:creator>David STRICKLAND</dc:creator>
    <meta:creation-date>2020-02-23T23:18:43Z</meta:creation-date>
    <dc:date>2020-02-23T23:18:43Z</dc:date>
    <meta:template xlink:href="BibleStudy" xlink:type="simple"/>
    <meta:editing-cycles>1</meta:editing-cycles>
    <meta:editing-duration>PT0S</meta:editing-duration>
    <meta:document-statistic meta:paragraph-count="8" meta:word-count="38"/>
  </office:meta>
</office:document-meta>
</file>